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8.799cm" svg:height="7.998cm" svg:x="4.669cm" svg:y="3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LPN – Solving algorithm</text:p>
              </table:table-cell>
              <table:table-cell>
                <text:p>Number of queries</text:p>
              </table:table-cell>
              <table:table-cell>
                <text:p>Time complexity</text:p>
              </table:table-cell>
              <table:table-cell>
                <text:p>Example:</text:p>
                <text:p>n=128</text:p>
              </table:table-cell>
            </table:table-row>
            <table:table-row table:style-name="ro1" table:default-cell-style-name="gray2">
              <table:table-cell>
                <text:p>BKW</text:p>
              </table:table-cell>
              <table:table-cell>
                <text:p>2 O ( log k )</text:p>
              </table:table-cell>
              <table:table-cell>
                <text:p>2 O ( log k )</text:p>
              </table:table-cell>
              <table:table-cell/>
            </table:table-row>
            <table:table-row table:style-name="ro1" table:default-cell-style-name="gray1">
              <table:table-cell>
                <text:p>Lyubashevsky</text:p>
              </table:table-cell>
              <table:table-cell>
                <text:p>k 1+η</text:p>
              </table:table-cell>
              <table:table-cell>
                <text:p>2 O ( log log k )</text:p>
              </table:table-cell>
              <table:table-cell/>
            </table:table-row>
            <table:table-row table:style-name="ro2" table:default-cell-style-name="gray2">
              <table:table-cell>
                <text:p>LF1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6:06:27.383593192</meta:creation-date>
    <dc:date>2017-05-08T16:54:01.943734248</dc:date>
    <meta:editing-duration>PT27M14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